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8cm" fo:min-width="0cm"/>
    </style:style>
    <style:style style:name="gr7" style:family="graphic" style:parent-style-name="standard">
      <style:graphic-properties draw:stroke="none" svg:stroke-color="#000000" draw:fill="none" draw:fill-color="#ffffff" fo:min-height="1.36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c5000b" fo:font-size="32pt" style:font-size-asian="32pt" style:font-size-complex="32pt"/>
    </style:style>
    <style:style style:name="P4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T1" style:family="text">
      <style:text-properties fo:color="#c5000b" style:font-name="Symbol2" fo:font-size="32pt" style:font-name-asian="Symbol2" style:font-size-asian="32pt" style:font-name-complex="Symbol2" style:font-size-complex="32pt"/>
    </style:style>
    <style:style style:name="T2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6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4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9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6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2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2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9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3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387cm" svg:y1="7.15cm" svg:x2="7.575cm" svg:y2="5.748cm" draw:start-shape="id1" draw:start-glue-point="11" draw:end-shape="id2" draw:end-glue-point="6" svg:d="M4387 7150l3188-1402" svg:viewBox="0 0 3189 1403">
          <text:p text:style-name="P1">2</text:p>
          <text:p text:style-name="P1"/>
        </draw:connector>
        <draw:connector draw:style-name="gr3" draw:text-style-name="P2" draw:layer="layout" draw:type="line" svg:x1="3.848cm" svg:y1="8.451cm" svg:x2="4.857cm" svg:y2="12.29cm" draw:start-shape="id1" draw:start-glue-point="8" draw:end-shape="id3" draw:end-glue-point="4" svg:d="M3848 8451l1009 3839" svg:viewBox="0 0 1010 3840">
          <text:p text:style-name="P1"><text:s text:c="4"/>2</text:p>
        </draw:connector>
        <draw:connector draw:style-name="gr3" draw:text-style-name="P2" draw:layer="layout" draw:type="line" svg:x1="4.61cm" svg:y1="7.689cm" svg:x2="8.201cm" svg:y2="9.966cm" draw:start-shape="id1" draw:start-glue-point="10" draw:end-shape="id4" draw:end-glue-point="5" svg:d="M4610 7689l3591 2277" svg:viewBox="0 0 3592 2278">
          <text:p text:style-name="P1"><text:s text:c="6"/>4</text:p>
        </draw:connector>
        <draw:connector draw:style-name="gr4" draw:text-style-name="P2" draw:layer="layout" draw:type="line" svg:x1="8.876cm" svg:y1="5.209cm" svg:x2="16.323cm" svg:y2="4.448cm" draw:start-shape="id2" draw:start-glue-point="11" draw:end-shape="id5" draw:end-glue-point="6" svg:d="M8876 5209l7447-761" svg:viewBox="0 0 7448 762">
          <text:p text:style-name="P1"/>
          <text:p text:style-name="P1">3</text:p>
        </draw:connector>
        <draw:connector draw:style-name="gr2" draw:text-style-name="P2" draw:layer="layout" draw:type="line" svg:x1="16.546cm" svg:y1="4.987cm" svg:x2="13.634cm" svg:y2="7.154cm" draw:start-shape="id5" draw:start-glue-point="7" draw:end-shape="id6" draw:end-glue-point="11" svg:d="M16546 4987l-2912 2167" svg:viewBox="0 0 2913 2168">
          <text:p text:style-name="P1"><text:s text:c="3"/></text:p>
          <text:p text:style-name="P1">1</text:p>
        </draw:connector>
        <draw:connector draw:style-name="gr4" draw:text-style-name="P2" draw:layer="layout" draw:type="line" svg:x1="8.876cm" svg:y1="6.287cm" svg:x2="12.333cm" svg:y2="7.693cm" draw:start-shape="id2" draw:start-glue-point="9" draw:end-shape="id6" draw:end-glue-point="6" svg:d="M8876 6287l3457 1406" svg:viewBox="0 0 3458 1407">
          <text:p text:style-name="P1">8</text:p>
          <text:p text:style-name="P1"/>
        </draw:connector>
        <draw:connector draw:style-name="gr4" draw:text-style-name="P2" draw:layer="layout" draw:type="line" svg:x1="13.634cm" svg:y1="8.232cm" svg:x2="17.427cm" svg:y2="10.308cm" draw:start-shape="id6" draw:start-glue-point="9" draw:end-shape="id7" draw:end-glue-point="6" svg:d="M13634 8232l3793 2076" svg:viewBox="0 0 3794 2077">
          <text:p text:style-name="P1"><text:s/>2</text:p>
          <text:p text:style-name="P1"/>
        </draw:connector>
        <draw:connector draw:style-name="gr3" draw:text-style-name="P2" draw:layer="layout" draw:type="line" svg:x1="17.085cm" svg:y1="5.21cm" svg:x2="18.189cm" svg:y2="9.546cm" draw:start-shape="id5" draw:start-glue-point="8" draw:end-shape="id7" draw:end-glue-point="4" svg:d="M17085 5210l1104 4336" svg:viewBox="0 0 1105 4337">
          <text:p text:style-name="P1"><text:s text:c="3"/>3</text:p>
        </draw:connector>
        <draw:connector draw:style-name="gr3" draw:text-style-name="P2" draw:layer="layout" draw:type="line" svg:x1="5.396cm" svg:y1="12.513cm" svg:x2="8.201cm" svg:y2="11.044cm" draw:start-shape="id3" draw:start-glue-point="11" draw:end-shape="id4" draw:end-glue-point="7" svg:d="M5396 12513l2805-1469" svg:viewBox="0 0 2806 1470">
          <text:p text:style-name="P1">4</text:p>
          <text:p text:style-name="P1"/>
        </draw:connector>
        <draw:connector draw:style-name="gr3" draw:text-style-name="P2" draw:layer="layout" draw:type="line" svg:x1="5.396cm" svg:y1="13.591cm" svg:x2="12.67cm" svg:y2="13.589cm" draw:start-shape="id3" draw:start-glue-point="9" draw:end-shape="id8" draw:end-glue-point="6" svg:d="M5396 13591l7274-2" svg:viewBox="0 0 7275 3">
          <text:p text:style-name="P1">1</text:p>
          <text:p text:style-name="P1"/>
        </draw:connector>
        <draw:connector draw:style-name="gr3" draw:text-style-name="P2" draw:layer="layout" draw:type="line" svg:x1="9.502cm" svg:y1="10.505cm" svg:x2="13.432cm" svg:y2="12.827cm" draw:start-shape="id4" draw:start-glue-point="10" draw:end-shape="id8" svg:d="M9502 10505l3930 2322" svg:viewBox="0 0 3931 2323">
          <text:p text:style-name="P1"><text:s/>6</text:p>
          <text:p text:style-name="P1"><text:s text:c="3"/></text:p>
        </draw:connector>
        <draw:connector draw:style-name="gr2" draw:text-style-name="P2" draw:layer="layout" draw:type="line" svg:x1="9.279cm" svg:y1="9.966cm" svg:x2="12.556cm" svg:y2="8.232cm" draw:start-shape="id4" draw:start-glue-point="11" draw:end-shape="id6" draw:end-glue-point="7" svg:d="M9279 9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3" draw:text-style-name="P2" draw:layer="layout" draw:type="line" svg:x1="13.971cm" svg:y1="13.05cm" svg:x2="17.65cm" svg:y2="10.847cm" draw:start-shape="id8" draw:start-glue-point="11" draw:end-shape="id7" draw:end-glue-point="7" svg:d="M13971 13050l3679-2203" svg:viewBox="0 0 3680 2204">
          <text:p text:style-name="P1"><text:s/>5</text:p>
          <text:p text:style-name="P1"/>
        </draw:connector>
        <draw:connector draw:style-name="gr3" draw:text-style-name="P2" draw:layer="layout" draw:type="curve" draw:line-skew="1.076cm" svg:x1="4.857cm" svg:y1="13.814cm" svg:x2="18.728cm" svg:y2="10.847cm" draw:start-shape="id3" draw:start-glue-point="8" draw:end-shape="id7" draw:end-glue-point="9" svg:d="M4857 13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4" draw:text-style-name="P2" draw:layer="layout" draw:type="curve" draw:line-skew="0.452cm" svg:x1="17.085cm" svg:y1="3.686cm" svg:x2="3.848cm" svg:y2="6.927cm" draw:start-shape="id5" draw:start-glue-point="4" draw:end-shape="id1" draw:end-glue-point="4" svg:d="M17085 3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  <draw:custom-shape draw:style-name="gr1" draw:text-style-name="P1" draw:layer="layout" svg:width="1.218cm" svg:height="0.82cm" svg:x="4.279cm" svg:y="1.60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5.479cm" svg:y="1.60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6.679cm" svg:y="1.60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7.879cm" svg:y="1.60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9.079cm" svg:y="1.60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10.279cm" svg:y="1.6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11.479cm" svg:y="1.60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709cm" svg:height="1.728cm" svg:x="13.627cm" svg:y="1.076cm">
          <draw:text-box>
            <text:p><text:span text:style-name="T1">14</text:span></text:p>
          </draw:text-box>
        </draw:frame>
        <draw:frame draw:style-name="gr7" draw:text-style-name="P4" draw:layer="layout" svg:width="5.539cm" svg:height="1.618cm" svg:x="16.121cm" svg:y="1.402cm">
          <draw:text-box>
            <text:p><text:span text:style-name="T2">T({2,7,6}, 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7-08-30T08:55:46.973248085</dc:date>
    <meta:editing-duration>PT5H29M5S</meta:editing-duration>
    <meta:editing-cycles>13</meta:editing-cycles>
    <meta:generator>LibreOffice/5.1.6.2$Linux_X86_64 LibreOffice_project/10m0$Build-2</meta:generator>
    <meta:document-statistic meta:object-count="32"/>
  </office:meta>
</office:document-meta>
</file>